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officeooo:rsid="0020c7a7" officeooo:paragraph-rsid="000d8fcf"/>
    </style:style>
    <style:style style:name="P4" style:family="paragraph" style:parent-style-name="Text_20_body">
      <style:text-properties officeooo:rsid="000d8fcf" officeooo:paragraph-rsid="000d8fcf"/>
    </style:style>
    <style:style style:name="P5" style:family="paragraph" style:parent-style-name="Standard">
      <style:paragraph-properties fo:text-align="justify" style:justify-single-word="false"/>
      <style:text-properties officeooo:paragraph-rsid="000c4d51"/>
    </style:style>
    <style:style style:name="P6" style:family="paragraph" style:parent-style-name="Text_20_body">
      <style:text-properties officeooo:rsid="000c4d51" officeooo:paragraph-rsid="000d8fcf"/>
    </style:style>
    <style:style style:name="P7" style:family="paragraph" style:parent-style-name="Text_20_body" style:list-style-name="L2">
      <style:text-properties officeooo:rsid="000c4d51" officeooo:paragraph-rsid="000d8fcf"/>
    </style:style>
    <style:style style:name="P8" style:family="paragraph" style:parent-style-name="Text_20_body" style:list-style-name="L2">
      <style:text-properties officeooo:rsid="000e59d6" officeooo:paragraph-rsid="000d8fcf"/>
    </style:style>
    <style:style style:name="P9" style:family="paragraph" style:parent-style-name="Text_20_body" style:list-style-name="L2">
      <style:text-properties officeooo:rsid="00101538" officeooo:paragraph-rsid="000d8fcf"/>
    </style:style>
    <style:style style:name="P10" style:family="paragraph" style:parent-style-name="Text_20_body" style:list-style-name="L2">
      <style:text-properties officeooo:rsid="001093b9" officeooo:paragraph-rsid="000d8fcf"/>
    </style:style>
    <style:style style:name="T1" style:family="text">
      <style:text-properties officeooo:rsid="000e59d6"/>
    </style:style>
    <style:style style:name="T2" style:family="text">
      <style:text-properties officeooo:rsid="00101538"/>
    </style:style>
    <style:style style:name="T3" style:family="text">
      <style:text-properties officeooo:rsid="001e1ed6"/>
    </style:style>
    <style:style style:name="T4" style:family="text">
      <style:text-properties officeooo:rsid="000d8fcf"/>
    </style:style>
    <style:style style:name="T5" style:family="text">
      <style:text-properties officeooo:rsid="000dfe5c"/>
    </style:style>
    <style:style style:name="T6" style:family="text">
      <style:text-properties officeooo:rsid="000fa1ca"/>
    </style:style>
    <style:style style:name="T7" style:family="text">
      <style:text-properties officeooo:rsid="0010a44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3"><text:span text:style-name="T1">Contr</text:span><text:span text:style-name="T2">ollo lista del personale dell'asil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4">Alfredo Costa: impiegato segreteria.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5587683" text:style-name="L2">
              <text:list-item>
                <text:p text:style-name="P7"><text:span text:style-name="T4">Alfredo </text:span><text:span text:style-name="T1">è </text:span><text:span text:style-name="T4">un impiegato della segreteria. Deve stilare un elenco di tutto lo staff della segreteria.</text:span></text:p>
                <text:p text:style-name="P7"><text:span text:style-name="T4"/></text:p>
              </text:list-item>
              <text:list-item>
                <text:p text:style-name="P7"><text:s/><text:span text:style-name="T4">Alfredo</text:span><text:span text:style-name="T1"> accende il </text:span><text:span text:style-name="T4">PC</text:span><text:span text:style-name="T1">.</text:span></text:p>
                <text:p text:style-name="P7"><text:span text:style-name="T1"/></text:p>
              </text:list-item>
              <text:list-item>
                <text:p text:style-name="P8"><text:span text:style-name="T7">Alfredo s</text:span>i connette alla rete.</text:p>
                <text:p text:style-name="P8"/>
              </text:list-item>
              <text:list-item>
                <text:p text:style-name="P8"><text:span text:style-name="T7">Alfredo a</text:span>ccede al sito dell'Asilo Mazzetti.</text:p>
                <text:p text:style-name="P8"/>
              </text:list-item>
              <text:list-item>
                <text:p text:style-name="P7"><text:span text:style-name="T7">Alfredo e</text:span><text:span text:style-name="T1">ffettua l'autenticazione, </text:span><text:span text:style-name="T3">venendo riconosciut</text:span><text:span text:style-name="T2">o</text:span><text:span text:style-name="T3"> come </text:span><text:span text:style-name="T4">impiegato</text:span><text:span text:style-name="T1">.</text:span></text:p>
                <text:p text:style-name="P7"><text:span text:style-name="T1"/></text:p>
              </text:list-item>
              <text:list-item>
                <text:p text:style-name="P7"><text:span text:style-name="T1">Sceglie l'area del sito, </text:span><text:span text:style-name="T2">dove è possibile controllare lo staff dell'asilo.</text:span></text:p>
              </text:list-item>
            </text:list>
            <text:p text:style-name="P6"><text:span text:style-name="T2"/></text:p>
            <text:list xml:id="list35725436" text:continue-numbering="true" text:style-name="L2">
              <text:list-item>
                <text:p text:style-name="P7"><text:span text:style-name="T2">Accede alla lista de</text:span><text:span text:style-name="T4">gli “impiegati</text:span><text:span text:style-name="T2">”</text:span><text:span text:style-name="T1"> .</text:span></text:p>
                <text:p text:style-name="P7"><text:span text:style-name="T1"/></text:p>
              </text:list-item>
              <text:list-item>
                <text:p text:style-name="P9">Scorre <text:span text:style-name="T5">tutta lista</text:span>.</text:p>
                <text:p text:style-name="P9"/>
              </text:list-item>
              <text:list-item>
                <text:p text:style-name="P9">Trova <text:span text:style-name="T6">l'informazione</text:span> di cui aveva bisogno.</text:p>
                <text:p text:style-name="P9"/>
              </text:list-item>
              <text:list-item>
                <text:p text:style-name="P10">Chiude la lista.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0:30:55</meta:creation-date>
    <meta:editing-duration>PT1M11S</meta:editing-duration>
    <meta:editing-cycles>4</meta:editing-cycles>
    <meta:generator>LibreOffice/3.6$Windows_x86 LibreOffice_project/da8c1e6-fd468f4-454e206-f42a4a9-143cfd</meta:generator>
    <dc:date>2012-10-23T15:59:10.76</dc:date>
    <meta:document-statistic meta:table-count="1" meta:image-count="0" meta:object-count="0" meta:page-count="1" meta:paragraph-count="15" meta:word-count="95" meta:character-count="618" meta:non-whitespace-character-count="546"/>
  </office:meta>
</office:document-meta>
</file>